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26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table:number-columns-repeated="2"/>
          <table:table-cell office:value-type="string">
            <text:p>DDL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artyky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);&quot;;&quot;&quot;)" office:value-type="string" office:string-value="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">
            <text:p>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x',P_PICK_MANAGER=&gt;'x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x',P_PICK_MANAGER=&gt;'x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</text:p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);&quot;;&quot;&quot;)">
            <text:p/>
          </table:table-cell>
        </table:table-row>
      </table:table>
      <table:table table:name="Arkusz2" table:style-name="ta4" table:print="false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null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7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null,null,null,null);">
            <text:p>insert into DICTIONARIES(DICT_ID, DICTIONARY_NAME,CODE,DESCRIPTION,ATTRIBUTE1,ATTRIBUTE2,ATTRIBUTE3,ATTRIBUTE4,NUM_ATTR1,NUM_ATTR2,PARENT_CODE) values (DICTIONARY_SEQ.nextval, 'ARTICLE_STATUS','RET','Cofni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5.02.2016</text:date>, <text:time>10:01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10:01:13.49</dc:date>
    <meta:editing-duration>PT51M27S</meta:editing-duration>
    <meta:editing-cycles>9</meta:editing-cycles>
    <meta:generator>OpenOffice/4.1.2$Win32 OpenOffice.org_project/412m3$Build-9782</meta:generator>
    <meta:document-statistic meta:table-count="3" meta:cell-count="1717" meta:object-count="0"/>
  </office:meta>
</office:document-meta>
</file>